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" svg:font-family="Helvetica, Arial, sans-serif"/>
    <style:font-face style:name="OpenSymbol" svg:font-family="OpenSymbol"/>
    <style:font-face style:name="Roboto" svg:font-family="Roboto, Arial, sans-serif"/>
    <style:font-face style:name="Tahoma1" svg:font-family="Tahoma"/>
    <style:font-face style:name="inherit" svg:font-family="inheri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</style:style>
    <style:style style:name="P3" style:family="paragraph" style:parent-style-name="Standard" style:list-style-name="L2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font-name="Times New Roman" fo:letter-spacing="normal" fo:font-style="normal" fo:font-weight="normal"/>
    </style:style>
    <style:style style:name="T3" style:family="text">
      <style:text-properties style:font-name="Times New Roman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Krótki opis pracy systemu</text:p>
      <text:p text:style-name="P1"/>
      <text:p text:style-name="P1"><text:tab/><text:span text:style-name="T1">Format</text:span>: Aplikacja Web'owa</text:p>
      <text:p text:style-name="P1"/>
      <text:p text:style-name="P1"><text:tab/><text:span text:style-name="T1">Opis</text:span>: Aplikacja służy do informowania uczniów o postepach w nauce i ich wynikach <text:tab/>wyrażonych w skali ocen 1-6. Celem systemu jest ułatwienie dostępu dla uczniów do <text:tab/>aktualnych wyników w nauce, planowaniu strategi na zbliżający się koniec roku i <text:tab/>uniezależnieniu się od nośników papierowych (dzienników) które z racji dużej migracji <text:tab/>między nauczycielami narażone są na uszkodzenia bądź w ekstremalnym przypadku <text:tab/>zniszczenie/zgubienie. Każdy uczeń po zalogowaniu na konto ma możliwość:</text:p>
      <text:list xml:id="list4975715661387693746" text:style-name="L1">
        <text:list-item>
          <text:list>
            <text:list-item>
              <text:p text:style-name="P2">Podglądu ocen i szczegółowych informacji o nich</text:p>
            </text:list-item>
            <text:list-item>
              <text:p text:style-name="P2">Podglądu nieobecności</text:p>
            </text:list-item>
            <text:list-item>
              <text:p text:style-name="P2">Podglądu uwag</text:p>
            </text:list-item>
            <text:list-item>
              <text:p text:style-name="P2">Podglądu ogłoszeń</text:p>
            </text:list-item>
            <text:list-item>
              <text:p text:style-name="P2">Podglądu grupy do której został przypisany</text:p>
            </text:list-item>
            <text:list-item>
              <text:p text:style-name="P2">Podglądu przedmiotów przypisanych do jego grupy</text:p>
              <text:p text:style-name="P2"/>
            </text:list-item>
          </text:list>
        </text:list-item>
      </text:list>
      <text:p text:style-name="P1"><text:tab/>Nauczyciele po zalogowaniu do systemu <text:s/>mają możliwość:</text:p>
      <text:list xml:id="list282597144392009103" text:style-name="L2">
        <text:list-item>
          <text:list>
            <text:list-item>
              <text:p text:style-name="P3">Zarządania ocenami dodanymi przez siebie </text:p>
            </text:list-item>
            <text:list-item>
              <text:p text:style-name="P3">Zarządzania uwagami dodanymi przez siebie </text:p>
            </text:list-item>
            <text:list-item>
              <text:p text:style-name="P3">Zarządania nieobecnościami dodanymi przez siebie </text:p>
            </text:list-item>
            <text:list-item>
              <text:p text:style-name="P3">Zarządzania nieobecnościami swoich wychowanków</text:p>
            </text:list-item>
            <text:list-item>
              <text:p text:style-name="P3">Podglądu <text:s/>grup zdefiniowanych w systemie</text:p>
            </text:list-item>
            <text:list-item>
              <text:p text:style-name="P3">Podglądu uczniów zdefiniowanych w systemie</text:p>
            </text:list-item>
            <text:list-item>
              <text:p text:style-name="P3">Podglądu ogłoszeń</text:p>
            </text:list-item>
          </text:list>
        </text:list-item>
      </text:list>
      <text:p text:style-name="P1"><text:tab/></text:p>
      <text:p text:style-name="P1"><text:tab/>Dyrektor posiada ten sam zestaw funkcji co nauczyciel ponadto może dowolnie zarządzać <text:tab/>ogłoszeniami zdefiniowanymi w systemie. Administrator zarząca ogółem systemu i <text:tab/>wszystkimi strukturami powstałymi w skutek jego funkcjonowania. Oceny dodawane są za <text:tab/>pomocą wartości liczbowych z przedziału 1-6 z predefiniowanymi wzorcami kategorii i <text:tab/>określonymi wagami dla konkretnej kategorii.</text:p>
      <text:p text:style-name="P1"/>
      <text:p text:style-name="P1">5. Technologie użyte do tworzenia aplikacji</text:p>
      <text:p text:style-name="P1"><text:tab/>Front-End: HTML5 + SASS + JS + CSS</text:p>
      <text:p text:style-name="P1"><text:tab/>Back-End: PHP +<text:span text:style-name="T3"> Framework </text:span><text:span text:style-name="T2">CodeIgniter</text:span></text:p>
      <text:p text:style-name="P1"><text:tab/>Database: MySQL (SZBD: MariaDB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" svg:font-family="Helvetica, Arial, sans-serif"/>
    <style:font-face style:name="OpenSymbol" svg:font-family="OpenSymbol"/>
    <style:font-face style:name="Roboto" svg:font-family="Roboto, Arial, sans-serif"/>
    <style:font-face style:name="Tahoma1" svg:font-family="Tahoma"/>
    <style:font-face style:name="inherit" svg:font-family="inheri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1M40S</meta:editing-duration>
    <meta:editing-cycles>31</meta:editing-cycles>
    <meta:generator>OpenOffice/4.1.7$Win32 OpenOffice.org_project/417m1$Build-9800</meta:generator>
    <dc:date>2020-12-30T00:01:27.12</dc:date>
    <meta:document-statistic meta:table-count="0" meta:image-count="0" meta:object-count="0" meta:page-count="1" meta:paragraph-count="23" meta:word-count="223" meta:character-count="1603"/>
    <meta:user-defined meta:name="Info 1"/>
    <meta:user-defined meta:name="Info 2"/>
    <meta:user-defined meta:name="Info 3"/>
    <meta:user-defined meta:name="Info 4"/>
  </office:meta>
</office:document-meta>
</file>